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 officeooo:rsid="0008e0f9" officeooo:paragraph-rsid="0008e0f9"/>
    </style:style>
    <style:style style:name="P2" style:family="paragraph" style:parent-style-name="Text_20_body">
      <style:text-properties fo:font-weight="bold" officeooo:rsid="000868ad" officeooo:paragraph-rsid="000868ad" style:font-weight-asian="bold" style:font-weight-complex="bold"/>
    </style:style>
    <style:style style:name="P3" style:family="paragraph" style:parent-style-name="Text_20_body">
      <style:text-properties fo:font-weight="bold" officeooo:rsid="000ac177" officeooo:paragraph-rsid="000ac177" style:font-weight-asian="bold" style:font-weight-complex="bold"/>
    </style:style>
    <style:style style:name="P4" style:family="paragraph" style:parent-style-name="Text_20_body">
      <style:text-properties fo:font-size="11pt" officeooo:rsid="000868ad" officeooo:paragraph-rsid="000868ad" style:font-size-asian="11pt" style:font-size-complex="11pt"/>
    </style:style>
    <style:style style:name="P5" style:family="paragraph" style:parent-style-name="Text_20_body">
      <style:text-properties fo:font-size="11pt" officeooo:rsid="0008e0f9" officeooo:paragraph-rsid="0008e0f9" style:font-size-asian="11pt" style:font-size-complex="11pt"/>
    </style:style>
    <style:style style:name="P6" style:family="paragraph" style:parent-style-name="Text_20_body">
      <style:text-properties fo:font-size="11pt" officeooo:rsid="0008e0f9" officeooo:paragraph-rsid="00100e56" style:font-size-asian="11pt" style:font-size-complex="11pt"/>
    </style:style>
    <style:style style:name="P7" style:family="paragraph" style:parent-style-name="Text_20_body">
      <style:text-properties fo:font-size="11pt" officeooo:rsid="000ac177" officeooo:paragraph-rsid="000ac177" style:font-size-asian="11pt" style:font-size-complex="11pt"/>
    </style:style>
    <style:style style:name="P8" style:family="paragraph" style:parent-style-name="Text_20_body">
      <style:text-properties fo:font-size="11pt" officeooo:rsid="000ac177" officeooo:paragraph-rsid="000c6adb" style:font-size-asian="11pt" style:font-size-complex="11pt"/>
    </style:style>
    <style:style style:name="P9" style:family="paragraph" style:parent-style-name="Text_20_body">
      <style:text-properties fo:font-size="11pt" officeooo:rsid="000ac177" officeooo:paragraph-rsid="000e212b" style:font-size-asian="11pt" style:font-size-complex="11pt"/>
    </style:style>
    <style:style style:name="P10" style:family="paragraph" style:parent-style-name="Text_20_body">
      <style:text-properties fo:font-size="11pt" officeooo:rsid="000c6adb" officeooo:paragraph-rsid="000c6adb" style:font-size-asian="11pt" style:font-size-complex="11pt"/>
    </style:style>
    <style:style style:name="P11" style:family="paragraph" style:parent-style-name="Text_20_body">
      <style:text-properties fo:font-size="11pt" officeooo:rsid="000e212b" officeooo:paragraph-rsid="000e212b" style:font-size-asian="11pt" style:font-size-complex="11pt"/>
    </style:style>
    <style:style style:name="P12" style:family="paragraph" style:parent-style-name="Text_20_body">
      <style:text-properties fo:font-size="11pt" officeooo:rsid="00100e56" officeooo:paragraph-rsid="00100e56" style:font-size-asian="11pt" style:font-size-complex="11pt"/>
    </style:style>
    <style:style style:name="P13" style:family="paragraph" style:parent-style-name="Text_20_body">
      <style:text-properties fo:font-size="11pt" style:text-underline-style="solid" style:text-underline-width="auto" style:text-underline-color="font-color" officeooo:rsid="000868ad" officeooo:paragraph-rsid="000868ad" style:font-size-asian="11pt" style:font-size-complex="11pt"/>
    </style:style>
    <style:style style:name="P14" style:family="paragraph" style:parent-style-name="Text_20_body">
      <style:text-properties fo:font-size="11pt" style:text-underline-style="solid" style:text-underline-width="auto" style:text-underline-color="font-color" officeooo:rsid="0008e0f9" officeooo:paragraph-rsid="0008e0f9" style:font-size-asian="11pt" style:font-size-complex="11pt"/>
    </style:style>
    <style:style style:name="P15" style:family="paragraph" style:parent-style-name="Text_20_body">
      <style:text-properties fo:font-size="11pt" style:text-underline-style="none" officeooo:rsid="0008e0f9" officeooo:paragraph-rsid="0008e0f9" style:font-size-asian="11pt" style:font-size-complex="11pt"/>
    </style:style>
    <style:style style:name="P16" style:family="paragraph" style:parent-style-name="Text_20_body">
      <style:text-properties fo:font-size="11pt" fo:font-style="italic" officeooo:rsid="000e212b" officeooo:paragraph-rsid="000ac177" style:font-size-asian="11pt" style:font-style-asian="italic" style:font-size-complex="11pt" style:font-style-complex="italic"/>
    </style:style>
    <style:style style:name="P17" style:family="paragraph" style:parent-style-name="Heading_20_1">
      <style:text-properties officeooo:rsid="000868ad" officeooo:paragraph-rsid="000868ad"/>
    </style:style>
    <style:style style:name="P18" style:family="paragraph" style:parent-style-name="Heading_20_1">
      <style:text-properties officeooo:rsid="000a28e7" officeooo:paragraph-rsid="000a28e7"/>
    </style:style>
    <style:style style:name="P19" style:family="paragraph" style:parent-style-name="Text_20_body">
      <style:text-properties fo:font-size="11pt" officeooo:rsid="0008e0f9" officeooo:paragraph-rsid="00100e56" style:font-size-asian="11pt" style:font-size-complex="11pt"/>
    </style:style>
    <style:style style:name="P20" style:family="paragraph" style:parent-style-name="Text_20_body">
      <style:text-properties fo:font-size="11pt" officeooo:rsid="0008e0f9" officeooo:paragraph-rsid="0008e0f9" style:font-size-asian="11pt" style:font-size-complex="11pt"/>
    </style:style>
    <style:style style:name="P21" style:family="paragraph" style:parent-style-name="Text_20_body">
      <style:text-properties fo:font-size="11pt" officeooo:rsid="00100e56" officeooo:paragraph-rsid="00100e56" style:font-size-asian="11pt" style:font-size-complex="11pt"/>
    </style:style>
    <style:style style:name="P22" style:family="paragraph" style:parent-style-name="Text_20_body">
      <style:text-properties fo:font-size="11pt" officeooo:rsid="000ac177" officeooo:paragraph-rsid="000ac177" style:font-size-asian="11pt" style:font-size-complex="11pt"/>
    </style:style>
    <style:style style:name="P23" style:family="paragraph" style:parent-style-name="Text_20_body">
      <style:text-properties fo:font-size="11pt" officeooo:rsid="000ac177" officeooo:paragraph-rsid="0013bfe5" style:font-size-asian="11pt" style:font-size-complex="11pt"/>
    </style:style>
    <style:style style:name="P24" style:family="paragraph" style:parent-style-name="Text_20_body">
      <style:text-properties fo:font-size="11pt" officeooo:rsid="000e212b" officeooo:paragraph-rsid="00151b28" style:font-size-asian="11pt" style:font-size-complex="11pt"/>
    </style:style>
    <style:style style:name="P25" style:family="paragraph" style:parent-style-name="Text_20_body" style:list-style-name="L1">
      <style:text-properties fo:font-size="11pt" fo:font-style="italic" officeooo:rsid="000e212b" officeooo:paragraph-rsid="000e212b" style:font-size-asian="11pt" style:font-style-asian="italic" style:font-size-complex="11pt" style:font-style-complex="italic"/>
    </style:style>
    <style:style style:name="P26" style:family="paragraph" style:parent-style-name="Text_20_body">
      <style:text-properties fo:font-size="11pt" style:text-underline-style="none" officeooo:rsid="0008e0f9" officeooo:paragraph-rsid="00100e56" style:font-size-asian="11pt" style:font-size-complex="11pt"/>
    </style:style>
    <style:style style:name="P27" style:family="paragraph" style:parent-style-name="Text_20_body">
      <style:text-properties fo:font-size="11pt" style:text-underline-style="none" officeooo:rsid="0008e0f9" officeooo:paragraph-rsid="00131e2c" style:font-size-asian="11pt" style:font-size-complex="11pt"/>
    </style:style>
    <style:style style:name="P28" style:family="paragraph" style:parent-style-name="Text_20_body">
      <style:text-properties fo:font-size="11pt" style:text-underline-style="none" officeooo:rsid="00128366" officeooo:paragraph-rsid="00128366" style:font-size-asian="11pt" style:font-size-complex="11pt"/>
    </style:style>
    <style:style style:name="T1" style:family="text">
      <style:text-properties officeooo:rsid="000868a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8e0f9"/>
    </style:style>
    <style:style style:name="T4" style:family="text">
      <style:text-properties officeooo:rsid="0009d033"/>
    </style:style>
    <style:style style:name="T5" style:family="text">
      <style:text-properties officeooo:rsid="000a28e7"/>
    </style:style>
    <style:style style:name="T6" style:family="text">
      <style:text-properties officeooo:rsid="000c6adb"/>
    </style:style>
    <style:style style:name="T7" style:family="text">
      <style:text-properties officeooo:rsid="000ac177"/>
    </style:style>
    <style:style style:name="T8" style:family="text">
      <style:text-properties officeooo:rsid="000e212b"/>
    </style:style>
    <style:style style:name="T9" style:family="text">
      <style:text-properties officeooo:rsid="00128366"/>
    </style:style>
    <style:style style:name="T10" style:family="text">
      <style:text-properties officeooo:rsid="00131e2c"/>
    </style:style>
    <style:style style:name="T11" style:family="text">
      <style:text-properties officeooo:rsid="0013bfe5"/>
    </style:style>
    <style:style style:name="T12" style:family="text">
      <style:text-properties officeooo:rsid="00151b28"/>
    </style:style>
    <style:style style:name="T13" style:family="text">
      <style:text-properties officeooo:rsid="0015371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<text:span text:style-name="T1">lgorithme pour la sélection/re-sélection</text:span></text:p>
      <text:h text:style-name="P17" text:outline-level="1">Algorithme de sélection</text:h>
      <text:p text:style-name="P2">function <text:span text:style-name="T4">m</text:span>obileSelection</text:p>
      <text:p text:style-name="P4"><text:span text:style-name="T2">input</text:span> </text:p>
      <text:p text:style-name="P4"><text:tab/><text:span text:style-name="T3">int frequenceUMTS</text:span></text:p>
      <text:p text:style-name="P6"><text:tab/>int frequenceGSM</text:p>
      <text:p text:style-name="P13">output</text:p>
      <text:p text:style-name="P4"><text:tab/><text:span text:style-name="T3">Cell selectedCell</text:span></text:p>
      <text:p text:style-name="P14">body</text:p>
      <text:p text:style-name="P15">selectedCell ← null</text:p>
      <text:p text:style-name="P5">while candidateCell <text:span text:style-name="T9">← </text:span><text:s/>getSignal(frequenceUMTS)</text:p>
      <text:p text:style-name="P5"><text:tab/>if candidateCell.signalStrength &gt; minimumSignalStrength<text:span text:style-name="T5">UMTS</text:span></text:p>
      <text:p text:style-name="P5"><text:tab/><text:tab/>if updateSelectedCell(candidateCell)</text:p>
      <text:p text:style-name="P5"><text:tab/><text:tab/><text:tab/>selectedCell ← candidateCell</text:p>
      <text:p text:style-name="P5"><text:tab/><text:tab/><text:tab/>break</text:p>
      <text:p text:style-name="P5"><text:tab/><text:tab/>end if</text:p>
      <text:p text:style-name="P5"><text:tab/>end if</text:p>
      <text:p text:style-name="P5">end while</text:p>
      <text:p text:style-name="P5"/>
      <text:p text:style-name="P12">if selectedCell == null</text:p>
      <text:p text:style-name="P12"><text:tab/><text:span text:style-name="T9">list&lt;Cell&gt; cellsGSM = []</text:span></text:p>
      <text:p text:style-name="P12"><text:tab/><text:span text:style-name="T9">candidateCell ← <text:s/>getSignal(frequenceGSM)</text:span></text:p>
      <text:p text:style-name="P6"><text:tab/>while candidateCell != <text:span text:style-name="T9">null</text:span></text:p>
      <text:p text:style-name="P6"><text:tab/><text:tab/>if candidateCell.signalStrength &gt; <text:span text:style-name="T5">minimumSignalStrengthGSM</text:span></text:p>
      <text:p text:style-name="P6"><text:tab/><text:tab/><text:tab/><text:span text:style-name="T9">cellsGSM.add(candidateCell)</text:span></text:p>
      <text:p text:style-name="P6"><text:tab/><text:tab/><text:span text:style-name="T9">end if</text:span></text:p>
      <text:p text:style-name="P6"><text:tab/><text:tab/><text:span text:style-name="T9">candidateCell ← getSignal(frequenceGSM)</text:span></text:p>
      <text:p text:style-name="P26"><text:tab/>end while</text:p>
      <text:p text:style-name="P26"><text:tab/><text:span text:style-name="T9">while cellsGSM.length &gt; 0</text:span></text:p>
      <text:p text:style-name="P26"><text:tab/><text:tab/><text:span text:style-name="T9">candidateCell ← <text:s/>cellsGSM.max()</text:span></text:p>
      <text:p text:style-name="P26"><text:tab/><text:tab/><text:span text:style-name="T9">if updateSelectedCell(candidateCell)</text:span></text:p>
      <text:p text:style-name="P26"><text:tab/><text:tab/><text:tab/><text:span text:style-name="T9">selectedCell → candidateCell</text:span></text:p>
      <text:p text:style-name="P26"><text:tab/><text:tab/><text:tab/><text:span text:style-name="T10">break</text:span></text:p>
      <text:p text:style-name="P26"><text:tab/><text:tab/><text:span text:style-name="T10">else</text:span></text:p>
      <text:p text:style-name="P27"><text:tab/><text:tab/><text:tab/><text:span text:style-name="T9">cellsGSM.delete(candidateCell)</text:span></text:p>
      <text:p text:style-name="P26"><text:tab/><text:tab/><text:span text:style-name="T9">end if</text:span></text:p>
      <text:p text:style-name="P26"><text:tab/><text:span text:style-name="T9">end while</text:span></text:p>
      <text:p text:style-name="P28"><text:soft-page-break/>end if</text:p>
      <text:p text:style-name="P12"><text:tab/></text:p>
      <text:p text:style-name="P12"/>
      <text:p text:style-name="P12"/>
      <text:p text:style-name="P12"/>
      <text:p text:style-name="P1"><text:tab/></text:p>
      <text:h text:style-name="P18" text:outline-level="1">Agorithme de re-sélection</text:h>
      <text:p text:style-name="P1"><text:tab/></text:p>
      <text:p text:style-name="P3">function mobileReselection</text:p>
      <text:p text:style-name="P7">input</text:p>
      <text:p text:style-name="P7"><text:tab/>Array neighborCellsUMTS</text:p>
      <text:p text:style-name="P7"><text:tab/>Array neighborCellsGSM</text:p>
      <text:p text:style-name="P7"><text:tab/>Cell selectedCell</text:p>
      <text:p text:style-name="P7">output</text:p>
      <text:p text:style-name="P7"><text:tab/>Cell <text:span text:style-name="T6">selectedCell</text:span></text:p>
      <text:p text:style-name="P10">Body</text:p>
      <text:p text:style-name="P10"><text:tab/><text:span text:style-name="T8">do</text:span></text:p>
      <text:p text:style-name="P10"><text:tab/><text:tab/>Cell candidateCell ← <text:span text:style-name="T7">neightborCellsUMTS[</text:span>0<text:span text:style-name="T7">]</text:span></text:p>
      <text:p text:style-name="P7"><text:tab/><text:tab/>for i = <text:span text:style-name="T6">1</text:span> ; i &lt; neighborCellsUMTS.length() ; i++</text:p>
      <text:p text:style-name="P8"><text:tab/><text:tab/><text:tab/><text:span text:style-name="T6">if </text:span><text:s/>neightborCellsUMTS[i].<text:span text:style-name="T6">signalStrength</text:span> <text:span text:style-name="T6">&gt; candidateCell.signalStrength</text:span></text:p>
      <text:p text:style-name="P7"><text:tab/><text:tab/><text:tab/><text:tab/>candidateCell ← neightborCellsUMTS[i]</text:p>
      <text:p text:style-name="P7"><text:tab/><text:tab/><text:tab/><text:span text:style-name="T6">end if</text:span></text:p>
      <text:p text:style-name="P7"><text:tab/><text:tab/><text:span text:style-name="T6">end for</text:span></text:p>
      <text:p text:style-name="P8"><text:tab/><text:tab/></text:p>
      <text:p text:style-name="P8"><text:tab/><text:tab/><text:span text:style-name="T6">if selectedCell.type == 'GSM' <text:s/>AND </text:span>candidateCell.signalStrength &gt; minimumSignalStrengthUMT<text:span text:style-name="T6">S</text:span></text:p>
      <text:p text:style-name="P8"><text:tab/><text:tab/><text:tab/><text:span text:style-name="T6">reselectedCell ← candidateCell</text:span></text:p>
      <text:p text:style-name="P8"><text:tab/><text:tab/><text:span text:style-name="T6">else if selectedCell.type == 'UMTS' AND </text:span>candidateCell.signalStrength &gt; minimumSignalStrengthUMT<text:span text:style-name="T6">S</text:span></text:p>
      <text:p text:style-name="P7"><text:tab/><text:tab/><text:tab/>if candidateCell.signalStrength – selectedCell.signalStrength &gt; deltaUMTS</text:p>
      <text:p text:style-name="P7"><text:tab/><text:tab/><text:tab/><text:tab/><text:span text:style-name="T6">reselectedCell ← candidateCell</text:span></text:p>
      <text:p text:style-name="P7"><text:tab/><text:tab/><text:tab/><text:span text:style-name="T11">end if</text:span></text:p>
      <text:p text:style-name="P7"><text:tab/><text:tab/><text:span text:style-name="T11">end if</text:span></text:p>
      <text:p text:style-name="P23"><text:tab/><text:tab/></text:p>
      <text:p text:style-name="P23"><text:span text:style-name="T11"><text:tab/>if(reselectedCell == null )AND (selectedCell == GSM OR (selectedCell = UMTS AND selectedCell.signalstrenth &lt; minimumUMTS)</text:span></text:p>
      <text:p text:style-name="P23"><text:tab/><text:tab/><text:span text:style-name="T6">Cell candidateCell ← </text:span>neightborCell<text:span text:style-name="T8">sGSM</text:span>[<text:span text:style-name="T6">0</text:span>]<text:tab/><text:tab/></text:p>
      <text:p text:style-name="P9"><text:tab/><text:tab/>for i = <text:span text:style-name="T6">1</text:span> ; i &lt; neighborCell<text:span text:style-name="T8">sGSM</text:span>.length() ; i++</text:p>
      <text:p text:style-name="P9"><text:tab/><text:tab/><text:tab/><text:span text:style-name="T6">if </text:span><text:s/>neightborCells<text:span text:style-name="T8">GSM</text:span>[i].<text:span text:style-name="T6">signalStrength</text:span> <text:span text:style-name="T6">&gt; candidateCell.signalStrength</text:span></text:p>
      <text:p text:style-name="P9"><text:soft-page-break/><text:tab/><text:tab/><text:tab/><text:tab/>candidateCell ← neightborCells<text:span text:style-name="T8">GSM</text:span>[i]</text:p>
      <text:p text:style-name="P9"><text:tab/><text:tab/><text:tab/><text:span text:style-name="T6">end if</text:span></text:p>
      <text:p text:style-name="P9"><text:tab/><text:tab/><text:span text:style-name="T6">end for</text:span></text:p>
      <text:p text:style-name="P9"><text:tab/><text:tab/><text:span text:style-name="T8">if selectedCell.type == 'UMTS' AND candidateCell.signalStrength &gt; minimumSignalStrenthGSM</text:span></text:p>
      <text:p text:style-name="P9"><text:tab/><text:tab/><text:tab/><text:span text:style-name="T6">reselectedCell ← candidateCell</text:span></text:p>
      <text:p text:style-name="P11"><text:tab/><text:tab/>else if selectedCell.type == 'GSM' AND candidateCell.signalStrength – selectedCell.signalStrength &gt; deltaGSM</text:p>
      <text:p text:style-name="P11"><text:tab/><text:tab/><text:tab/><text:span text:style-name="T6">reselectedCell ← candidateCell</text:span></text:p>
      <text:p text:style-name="P11"><text:tab/><text:tab/>end if</text:p>
      <text:p text:style-name="P11"><text:tab/>end if</text:p>
      <text:p text:style-name="P24"><text:tab/></text:p>
      <text:p text:style-name="P24"><text:tab/><text:tab/>if <text:span text:style-name="T3">updateSelectedCell(</text:span>reselectedCell<text:span text:style-name="T3">)</text:span></text:p>
      <text:p text:style-name="P24"><text:tab/><text:tab/><text:tab/><text:span text:style-name="T13">selectedCell ← reselectedCell</text:span></text:p>
      <text:p text:style-name="P11"><text:tab/><text:tab/><text:tab/>isStop ← true</text:p>
      <text:p text:style-name="P11"><text:tab/><text:tab/>else</text:p>
      <text:p text:style-name="P11"><text:tab/><text:tab/><text:tab/>if reselectedCell.type == 'UMTS'</text:p>
      <text:p text:style-name="P11"><text:tab/><text:tab/><text:tab/><text:tab/><text:span text:style-name="T7">neighborCellsUMTS.</text:span>delete(reselectedCell)</text:p>
      <text:p text:style-name="P11"><text:tab/><text:tab/><text:tab/>else</text:p>
      <text:p text:style-name="P11"><text:tab/><text:tab/><text:tab/><text:tab/><text:span text:style-name="T7">neighborCells</text:span>GSM<text:span text:style-name="T7">.</text:span>delete(reselectedCell)</text:p>
      <text:p text:style-name="P11"><text:tab/><text:tab/><text:tab/>end if</text:p>
      <text:p text:style-name="P11"><text:tab/><text:tab/>reselectedCell ← null</text:p>
      <text:p text:style-name="P11"><text:tab/>end if</text:p>
      <text:p text:style-name="P11"><text:tab/>while(not isStop)</text:p>
      <text:p text:style-name="P11"/>
      <text:p text:style-name="P16">Remarques</text:p>
      <text:list xml:id="list696991465686288652" text:style-name="L1">
        <text:list-item>
          <text:p text:style-name="P25">Doit-on ajouter un delta dans le cadre de re-sélection inter système (risque de flapping) ? Peut-être peut-on ajouter une temporisation (la cellule doit resté connecté x secondes minimum par cellule ?</text:p>
        </text:list-item>
      </text:list>
      <text:p text:style-name="P7"/>
      <text:p text:style-name="P7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1cm" fo:margin-right="1.7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3T22:51:21.617186000</meta:creation-date>
    <meta:generator>LibreOffice/4.1.4.2$MacOSX_x86 LibreOffice_project/0a0440ccc0227ad9829de5f46be37cfb6edcf72</meta:generator>
    <dc:date>2014-04-17T15:37:49.718088000</dc:date>
    <meta:editing-duration>PT1H32M4S</meta:editing-duration>
    <meta:editing-cycles>15</meta:editing-cycles>
    <meta:document-statistic meta:table-count="0" meta:image-count="0" meta:object-count="0" meta:page-count="3" meta:paragraph-count="94" meta:word-count="289" meta:character-count="2709" meta:non-whitespace-character-count="2338"/>
  </office:meta>
</office:document-meta>
</file>